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Laboratório de programação</text:p>
          </table:table-cell>
          <table:table-cell table:style-name="ce2" office:value-type="string" calcext:value-type="string" table:number-columns-spanned="9" table:number-rows-spanned="1">
            <text:p>1<text:span text:style-name="T1">a</text:span> VA</text:p>
          </table:table-cell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DRIEL CLEBSON ALVES DE BRITO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NTONIO CARLOS DA SILVA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NTONIO DEYVSON DE GOIS GUIMARÃ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IANCA PINTO CARDOS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UNO LINS MAI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RISTIAN DE ALBUQUERQUE SILVA SAN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EGO BRAGA CHAVES DA COST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UGLAS CÂNDIDO AMORIM DE SEN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EDSON FAGNER DA SILVA CRISTOVAM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FELIPE AURÉLIO FELIX DOS SANTO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<text:s/>FELIPE DE ARAÚJO MORAIS VILAR OLIVEIR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FILIPE CARLOS XAVIER DE OLIVEIR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FILIPE LOURENCO OLIVEIRA LIN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<text:s/>FILIPE PETICOR ME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FRANCISCO QUEIROGA DA SILVA NET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HUGO ALEXANDRE DA SILVA TEIXEIR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IAGO NERES BEZERRA DO NASCIMENT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JOÃO JOSÉ ANTONIO SOUZA D AMORI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JOÃO PAULO BARBOSA DE MEDEIRO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<text:s/>JOÃO VICTOR ARAUJO FERNANDES DA COST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JOBSON ROCHA PEREIRA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/>JOSE CARLOS MONTE SILVA JUNIOR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É MATHEUS SOUZA DE OLIVEI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OSÉ ROMILSON DE SOUZA BARRO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EYSON RAPHAEL ACIOLI DA CONCEICAO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LEBER FIGUERÊDO SABINO DE LIM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CAS FELIPE OLIVEIRA NASCIMENT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UCAS FILIPE VIEIRA DA SIL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UÍZ HENRIQUE SOUZA DA SIL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NOEL ANTÔNIO DE FREITAS NE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RIA ISABEL COSTA SANTIAG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THEUS BRANDAO DE AMORIM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ATHEUS CAMPOS DA SILV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ICHEL FERREIRA DA SILVA ME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CTOR OLIMPIO DA SILVA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ELLINGTON LUIZ ANTONI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.5" calcext:value-type="float">
            <text:p>8,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22:40.278000000</meta:creation-date>
    <dc:date>2016-04-17T18:42:07.471000000</dc:date>
    <meta:editing-duration>PT2H48M53S</meta:editing-duration>
    <meta:editing-cycles>11</meta:editing-cycles>
    <meta:generator>LibreOffice/5.0.4.2$Windows_X86_64 LibreOffice_project/2b9802c1994aa0b7dc6079e128979269cf95bc78</meta:generator>
    <meta:document-statistic meta:table-count="1" meta:cell-count="183" meta:object-count="0"/>
  </office:meta>
</office:document-meta>
</file>